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en" fo:country="US" officeooo:rsid="001e9f9f" officeooo:paragraph-rsid="001e9f9f"/>
    </style:style>
    <style:style style:name="P2" style:family="paragraph" style:parent-style-name="Standard">
      <style:paragraph-properties fo:text-align="justify" style:justify-single-word="false"/>
      <style:text-properties fo:language="en" fo:country="US" officeooo:rsid="001eb1fd" officeooo:paragraph-rsid="001eb1fd"/>
    </style:style>
    <style:style style:name="P3" style:family="paragraph" style:parent-style-name="Standard">
      <style:paragraph-properties fo:text-align="justify" style:justify-single-word="false"/>
      <style:text-properties fo:language="en" fo:country="US" officeooo:rsid="001f72b2" officeooo:paragraph-rsid="0021cdb9"/>
    </style:style>
    <style:style style:name="P4" style:family="paragraph" style:parent-style-name="Standard">
      <style:paragraph-properties fo:text-align="justify" style:justify-single-word="false"/>
      <style:text-properties fo:language="en" fo:country="US" officeooo:rsid="0022a201" officeooo:paragraph-rsid="0022a201"/>
    </style:style>
    <style:style style:name="P5" style:family="paragraph" style:parent-style-name="Standard">
      <style:paragraph-properties fo:text-align="justify" style:justify-single-word="false"/>
      <style:text-properties fo:language="en" fo:country="US" officeooo:rsid="00242645" officeooo:paragraph-rsid="00242645"/>
    </style:style>
    <style:style style:name="P6" style:family="paragraph" style:parent-style-name="Standard">
      <style:paragraph-properties fo:text-align="justify" style:justify-single-word="false"/>
      <style:text-properties fo:language="en" fo:country="US" officeooo:rsid="00242645" officeooo:paragraph-rsid="0024aaeb"/>
    </style:style>
    <style:style style:name="P7" style:family="paragraph" style:parent-style-name="Standard">
      <style:paragraph-properties fo:text-align="justify" style:justify-single-word="false"/>
      <style:text-properties fo:language="en" fo:country="US" officeooo:rsid="00335a1b" officeooo:paragraph-rsid="00335a1b"/>
    </style:style>
    <style:style style:name="P8" style:family="paragraph" style:parent-style-name="Standard">
      <style:paragraph-properties fo:text-align="justify" style:justify-single-word="false"/>
      <style:text-properties fo:language="en" fo:country="US" officeooo:rsid="0034021d" officeooo:paragraph-rsid="0034021d"/>
    </style:style>
    <style:style style:name="P9" style:family="paragraph" style:parent-style-name="Standard">
      <style:paragraph-properties fo:text-align="justify" style:justify-single-word="false"/>
      <style:text-properties fo:language="en" fo:country="US" officeooo:rsid="001e9f9f" officeooo:paragraph-rsid="00437570"/>
    </style:style>
    <style:style style:name="P10" style:family="paragraph" style:parent-style-name="Standard">
      <style:paragraph-properties fo:text-align="justify" style:justify-single-word="false"/>
      <style:text-properties fo:language="en" fo:country="US" officeooo:rsid="0041da9e" officeooo:paragraph-rsid="0041da9e"/>
    </style:style>
    <style:style style:name="P11" style:family="paragraph" style:parent-style-name="Standard">
      <style:paragraph-properties fo:text-align="justify" style:justify-single-word="false"/>
      <style:text-properties fo:language="en" fo:country="US" officeooo:rsid="00437570" officeooo:paragraph-rsid="00437570"/>
    </style:style>
    <style:style style:name="P12" style:family="paragraph" style:parent-style-name="Standard">
      <style:paragraph-properties fo:text-align="justify" style:justify-single-word="false"/>
      <style:text-properties fo:language="en" fo:country="US" officeooo:rsid="00437570" officeooo:paragraph-rsid="00448b8f"/>
    </style:style>
    <style:style style:name="P13" style:family="paragraph" style:parent-style-name="Standard">
      <style:paragraph-properties fo:text-align="justify" style:justify-single-word="false"/>
      <style:text-properties fo:language="en" fo:country="US" officeooo:rsid="00448b8f" officeooo:paragraph-rsid="00448b8f"/>
    </style:style>
    <style:style style:name="P14" style:family="paragraph" style:parent-style-name="Standard">
      <style:paragraph-properties fo:text-align="justify" style:justify-single-word="false"/>
      <style:text-properties fo:language="en" fo:country="US" officeooo:rsid="0045b577" officeooo:paragraph-rsid="0045b577"/>
    </style:style>
    <style:style style:name="P15" style:family="paragraph" style:parent-style-name="Standard">
      <style:paragraph-properties fo:text-align="justify" style:justify-single-word="false"/>
      <style:text-properties fo:language="en" fo:country="US" officeooo:rsid="0022a201" officeooo:paragraph-rsid="0046a5df"/>
    </style:style>
    <style:style style:name="P16" style:family="paragraph" style:parent-style-name="Standard">
      <style:paragraph-properties fo:text-align="justify" style:justify-single-word="false"/>
      <style:text-properties fo:language="en" fo:country="US" officeooo:rsid="0029d3c4" officeooo:paragraph-rsid="00270cbe"/>
    </style:style>
    <style:style style:name="P17" style:family="paragraph" style:parent-style-name="Standard">
      <style:paragraph-properties fo:text-align="justify" style:justify-single-word="false"/>
      <style:text-properties fo:language="en" fo:country="US" officeooo:rsid="0034021d" officeooo:paragraph-rsid="0034021d"/>
    </style:style>
    <style:style style:name="P18" style:family="paragraph" style:parent-style-name="Standard">
      <style:paragraph-properties fo:text-align="justify" style:justify-single-word="false"/>
      <style:text-properties fo:language="en" fo:country="US" officeooo:rsid="0049ad2a" officeooo:paragraph-rsid="0049ad2a"/>
    </style:style>
    <style:style style:name="P19" style:family="paragraph" style:parent-style-name="Standard">
      <style:paragraph-properties fo:text-align="justify" style:justify-single-word="false"/>
      <style:text-properties fo:language="en" fo:country="US" officeooo:rsid="004b6e0e" officeooo:paragraph-rsid="004b6e0e"/>
    </style:style>
    <style:style style:name="P20" style:family="paragraph" style:parent-style-name="Standard">
      <style:paragraph-properties fo:text-align="justify" style:justify-single-word="false"/>
      <style:text-properties fo:language="en" fo:country="US" officeooo:rsid="004ca624" officeooo:paragraph-rsid="004ca624"/>
    </style:style>
    <style:style style:name="P21" style:family="paragraph" style:parent-style-name="Standard">
      <style:paragraph-properties fo:text-align="justify" style:justify-single-word="false"/>
      <style:text-properties fo:language="en" fo:country="US" officeooo:rsid="004db782" officeooo:paragraph-rsid="004db782"/>
    </style:style>
    <style:style style:name="P22" style:family="paragraph" style:parent-style-name="Standard">
      <style:paragraph-properties fo:text-align="justify" style:justify-single-word="false"/>
      <style:text-properties fo:language="en" fo:country="US" officeooo:rsid="004e45cf" officeooo:paragraph-rsid="004e45cf"/>
    </style:style>
    <style:style style:name="T1" style:family="text">
      <style:text-properties officeooo:rsid="001eb1fd"/>
    </style:style>
    <style:style style:name="T2" style:family="text">
      <style:text-properties officeooo:rsid="00211c44" fo:background-color="#ffff00" loext:char-shading-value="0"/>
    </style:style>
    <style:style style:name="T3" style:family="text">
      <style:text-properties officeooo:rsid="0021cdb9" fo:background-color="#ffff00" loext:char-shading-value="0"/>
    </style:style>
    <style:style style:name="T4" style:family="text">
      <style:text-properties officeooo:rsid="00437570" fo:background-color="#ffff00" loext:char-shading-value="0"/>
    </style:style>
    <style:style style:name="T5" style:family="text">
      <style:text-properties officeooo:rsid="001f0de0"/>
    </style:style>
    <style:style style:name="T6" style:family="text">
      <style:text-properties officeooo:rsid="00211c44"/>
    </style:style>
    <style:style style:name="T7" style:family="text">
      <style:text-properties officeooo:rsid="00232da9"/>
    </style:style>
    <style:style style:name="T8" style:family="text">
      <style:text-properties officeooo:rsid="00242645"/>
    </style:style>
    <style:style style:name="T9" style:family="text">
      <style:text-properties officeooo:rsid="0024aaeb"/>
    </style:style>
    <style:style style:name="T10" style:family="text">
      <style:text-properties fo:language="ru" fo:country="RU" officeooo:rsid="0027dafc"/>
    </style:style>
    <style:style style:name="T11" style:family="text">
      <style:text-properties fo:language="ru" fo:country="RU" officeooo:rsid="003e552a"/>
    </style:style>
    <style:style style:name="T12" style:family="text">
      <style:text-properties fo:language="ru" fo:country="RU" officeooo:rsid="00480387"/>
    </style:style>
    <style:style style:name="T13" style:family="text">
      <style:text-properties fo:language="ru" fo:country="RU" officeooo:rsid="004e45cf"/>
    </style:style>
    <style:style style:name="T14" style:family="text">
      <style:text-properties officeooo:rsid="0028eb1f"/>
    </style:style>
    <style:style style:name="T15" style:family="text">
      <style:text-properties officeooo:rsid="002c8c35"/>
    </style:style>
    <style:style style:name="T16" style:family="text">
      <style:text-properties officeooo:rsid="00312a8b"/>
    </style:style>
    <style:style style:name="T17" style:family="text">
      <style:text-properties officeooo:rsid="0032e899"/>
    </style:style>
    <style:style style:name="T18" style:family="text">
      <style:text-properties officeooo:rsid="00335a1b"/>
    </style:style>
    <style:style style:name="T19" style:family="text">
      <style:text-properties officeooo:rsid="003bd620"/>
    </style:style>
    <style:style style:name="T20" style:family="text">
      <style:text-properties officeooo:rsid="003cdd24"/>
    </style:style>
    <style:style style:name="T21" style:family="text">
      <style:text-properties officeooo:rsid="003e552a"/>
    </style:style>
    <style:style style:name="T22" style:family="text">
      <style:text-properties officeooo:rsid="0041da9e"/>
    </style:style>
    <style:style style:name="T23" style:family="text">
      <style:text-properties officeooo:rsid="00437570"/>
    </style:style>
    <style:style style:name="T24" style:family="text">
      <style:text-properties officeooo:rsid="00448b8f"/>
    </style:style>
    <style:style style:name="T25" style:family="text">
      <style:text-properties officeooo:rsid="00480387"/>
    </style:style>
    <style:style style:name="T26" style:family="text">
      <style:text-properties officeooo:rsid="00477ed3"/>
    </style:style>
    <style:style style:name="T27" style:family="text">
      <style:text-properties officeooo:rsid="004e45c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MAC – MAC address of client's device Wi-Fi</text:p>
      <text:p text:style-name="P10">RND – random generated value between 0 and 65 536, <text:span text:style-name="T23">represented in Hex with leading zeros. Generated one time after first launch client's application.</text:span></text:p>
      <text:p text:style-name="P11">Fingerprint – MAC+delimeter+RND</text:p>
      <text:p text:style-name="P13">SP <text:span text:style-name="T22">–</text:span> Service Point, Sell point</text:p>
      <text:p text:style-name="P12"/>
      <text:p text:style-name="P9">Client<text:span text:style-name="T23">'s app shows </text:span>QR-code (<text:span text:style-name="T4">Fingerprint</text:span>+current DateTime <text:span text:style-name="T23">in UTC+0 format)</text:span>. </text:p>
      <text:p text:style-name="P9"><text:span text:style-name="T19">If</text:span> clien<text:span text:style-name="T1">t</text:span> has NFC, <text:span text:style-name="T19">then write to NFC </text:span>tag with the same data. </text:p>
      <text:p text:style-name="P1"/>
      <text:p text:style-name="P2"><text:span text:style-name="T24">SP</text:span> application has ability to read NFC/<text:span text:style-name="T20">QR code</text:span> data from clients' devices.</text:p>
      <text:p text:style-name="P2"/>
      <text:p text:style-name="P2">Then it should compare clients's DateTime and SP's DateTime. Application should admit customizable acceptable difference, as an example 5 minutes. If DateTime is not equal and difference has value more than defined, there are should be warning on the SP's screen: “Either of SP's or clients's DateTime settings is inaccurate, please check DateTime on the devices” and stop any further processing.</text:p>
      <text:p text:style-name="P2"/>
      <text:p text:style-name="P2">If <text:span text:style-name="T5">clients' DateTime and SP's DateTime are equal (or difference less than defined in settings) than it should parse Fingerprint from data string.</text:span></text:p>
      <text:p text:style-name="P2"/>
      <text:p text:style-name="P3">Then it should send SELECT query to the MySQL server and expect something in return. MySQL' properties should be customizable as well <text:span text:style-name="T6">(ip address v4 (</text:span><text:span text:style-name="T2">v6 as option</text:span><text:span text:style-name="T3">)</text:span><text:span text:style-name="T6"> or domain name, port, database name, login, password). If client found</text:span><text:span text:style-name="T11">, </text:span><text:span text:style-name="T21">show existing client form.</text:span></text:p>
      <text:p text:style-name="P14">Fields, which available for show data and fields, which SP has right to change, should be customizable in Settings form.</text:p>
      <text:p text:style-name="P3"/>
      <text:p text:style-name="P4">Table structure <text:span text:style-name="T8">(main)</text:span></text:p>
      <text:p text:style-name="P4"/>
      <text:p text:style-name="P4"><text:span text:style-name="T10">1 </text:span>client_id (AI), int, primary key</text:p>
      <text:p text:style-name="P15"><text:span text:style-name="T10">2 </text:span><text:span text:style-name="T12">f</text:span><text:span text:style-name="T25">ingerprint</text:span>, <text:span text:style-name="T7">text (60 symbols), unique, UTF8 General CI, not null / contains also RND value of client's fingerprint</text:span></text:p>
      <text:p text:style-name="P5"><text:span text:style-name="T10">3 </text:span><text:span text:style-name="T15">clientn</text:span>ame, text (128 symbols), <text:span text:style-name="T7">UTF8 General CI, not null</text:span></text:p>
      <text:p text:style-name="P5"><text:span text:style-name="T10">4 </text:span><text:span text:style-name="T16">anyv</text:span>1, int (0..<text:span text:style-name="T26">4kkk</text:span>)</text:p>
      <text:p text:style-name="P5"><text:span text:style-name="T10">5 </text:span><text:span text:style-name="T16">anyv</text:span>2, int (0..<text:span text:style-name="T26">4kkk</text:span>)</text:p>
      <text:p text:style-name="P5"><text:span text:style-name="T10">6 </text:span>size<text:span text:style-name="T17">v</text:span>1, int (<text:span text:style-name="T17">FLOAT</text:span>)</text:p>
      <text:p text:style-name="P5"><text:span text:style-name="T10">7 </text:span>size<text:span text:style-name="T17">v</text:span>2, int (<text:span text:style-name="T17">FLOAT</text:span>)</text:p>
      <text:p text:style-name="P5"><text:span text:style-name="T10">8 </text:span>incrementv1, <text:span text:style-name="T17">(FLOAT)</text:span></text:p>
      <text:p text:style-name="P5"><text:span text:style-name="T10">9 </text:span>incrementv2, <text:span text:style-name="T17">(FLOAT)</text:span></text:p>
      <text:p text:style-name="P5"><text:span text:style-name="T10">1</text:span><text:span text:style-name="T18">0</text:span><text:span text:style-name="T10"> </text:span><text:span text:style-name="T9">d</text:span>ateofcreation, datetime<text:span text:style-name="T14">stamp</text:span></text:p>
      <text:p text:style-name="P6"><text:span text:style-name="T10">1</text:span><text:span text:style-name="T18">1</text:span><text:span text:style-name="T10"> </text:span>dateoflastuse, datetime<text:span text:style-name="T14">stamp</text:span></text:p>
      <text:p text:style-name="P7">12 <text:span text:style-name="T16">comment, text 512 symbols, UTF8, General CI</text:span></text:p>
      <text:p text:style-name="P7">13 uses (int)</text:p>
      <text:p text:style-name="P8">14 phone number</text:p>
      <text:p text:style-name="P8">15 e-mail</text:p>
      <text:p text:style-name="P8"/>
      <text:p text:style-name="P18">10, 11 fields uses as timestamps, where stored datetime of record creation and last use.</text:p>
      <text:p text:style-name="P18">13 field uses as storage, where value is incremented each time record was used (updated).</text:p>
      <text:p text:style-name="P18">Opening Existing client's Form is reason to update 11 and 13 fields.</text:p>
      <text:p text:style-name="P16"/>
      <text:p text:style-name="P19">In case, if client's record was not found, show Dialog2.</text:p>
      <text:p text:style-name="P19">If SP has right to search with additional fields, then prompt operator of SP with question about searching client with another fields (Dialog3).</text:p>
      <text:p text:style-name="P20"><text:soft-page-break/>Enabled (show) fields in Search form should be customizable via Settings form.</text:p>
      <text:p text:style-name="P20">Search form has a table with found records (datagrid).</text:p>
      <text:p text:style-name="P20">Operator should select a record in datagrid and press Proceed button to open Existing client's form.</text:p>
      <text:p text:style-name="P20"/>
      <text:p text:style-name="P21">If datagrid doesn't contain proper record of client and SP has right to add new clients, then operator of SP could open NewClient form.</text:p>
      <text:p text:style-name="P21"/>
      <text:p text:style-name="P21">NewClient form's fields, which allowed to fill, customizable in Settings form. <text:span text:style-name="T27">Fingerprint is getting from the very first query (Form1).</text:span></text:p>
      <text:p text:style-name="P21"/>
      <text:p text:style-name="P22">After filling th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1T09:19:15.349000000</meta:creation-date>
    <dc:date>2017-03-11T23:59:10.747000000</dc:date>
    <meta:editing-duration>PT9H34M31S</meta:editing-duration>
    <meta:editing-cycles>46</meta:editing-cycles>
    <meta:generator>LibreOffice/4.3.5.2$Windows_x86 LibreOffice_project/3a87456aaa6a95c63eea1c1b3201acedf0751bd5</meta:generator>
    <meta:document-statistic meta:table-count="0" meta:image-count="0" meta:object-count="0" meta:page-count="2" meta:paragraph-count="38" meta:word-count="459" meta:character-count="2859" meta:non-whitespace-character-count="2431"/>
  </office:meta>
</office:document-meta>
</file>